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945in" fo:line-height="100%" style:page-number="auto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Times New Roman" fo:font-size="12pt" style:font-size-asian="12pt" style:font-size-complex="12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5" style:family="paragraph" style:parent-style-name="Standard">
      <style:paragraph-properties fo:margin-left="0.5in" fo:margin-right="0in" fo:margin-top="0in" fo:margin-bottom="0in" fo:line-height="100%" fo:text-indent="0in" style:auto-text-indent="false"/>
    </style:style>
    <style:style style:name="P6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Times New Roman" fo:font-size="12pt" style:font-size-asian="12pt" style:font-size-complex="12pt" style:font-weight-complex="bold"/>
    </style:style>
    <style:style style:name="P7" style:family="paragraph" style:parent-style-name="List_20_Paragraph" style:list-style-name="WW8Num1">
      <style:paragraph-properties fo:margin-top="0.1945in" fo:margin-bottom="0.1945in" fo:line-height="100%"/>
    </style:style>
    <style:style style:name="P8" style:family="paragraph" style:parent-style-name="List_20_Paragraph">
      <style:paragraph-properties fo:margin-top="0.1945in" fo:margin-bottom="0.1945in" fo:line-height="100%"/>
      <style:text-properties fo:color="#000000" style:font-name="Times New Roman" fo:font-size="13.5pt" style:font-size-asian="13.5pt" style:font-size-complex="13.5pt" style:font-weight-complex="bold"/>
    </style:style>
    <style:style style:name="T1" style:family="text">
      <style:text-properties fo:color="#000000" style:font-name="Times New Roman" fo:font-size="12pt" style:font-size-asian="12pt" style:font-size-complex="12pt" style:font-weight-complex="bold"/>
    </style:style>
    <style:style style:name="T2" style:family="text">
      <style:text-properties fo:color="#000000" style:font-name="Times New Roman" fo:font-size="13.5pt" style:font-size-asian="13.5pt" style:font-size-complex="13.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Minutes – Rhinodog studios – Super Eastgate</text:p>
      <text:p text:style-name="P3">When and Where</text:p>
      <text:p text:style-name="P5"><text:span text:style-name="T1">Date: 2/3/2010</text:span></text:p>
      <text:p text:style-name="P5"><text:span text:style-name="T1">Time: 01:15 AM</text:span></text:p>
      <text:p text:style-name="P5"><text:span text:style-name="T1">Room: Apt A6</text:span></text:p>
      <text:p text:style-name="P6"/>
      <text:p text:style-name="P2"><text:span text:style-name="T1">Role – Get ideas and structure down for world and collisions</text:span></text:p>
      <text:p text:style-name="P5"><text:span text:style-name="T1">Primary facilitator: Mike</text:span></text:p>
      <text:p text:style-name="P5"><text:span text:style-name="T1">Timekeeper: Mike</text:span></text:p>
      <text:p text:style-name="P5"><text:span text:style-name="T1">Minute Take: Mike</text:span></text:p>
      <text:p text:style-name="P5"><text:span text:style-name="T1">Attending: Mike and Ryan</text:span></text:p>
      <text:list xml:id="list21453911" text:style-name="WW8Num1">
        <text:list-item>
          <text:p text:style-name="P7"><text:span text:style-name="T2">Objective<text:line-break/>-get the world structure down<text:line-break/>-figure out how to do collisions<text:line-break/>-figure out how to keep track of things inside the world</text:span></text:p>
        </text:list-item>
        <text:list-item>
          <text:p text:style-name="P7"><text:span text:style-name="T2">Status (include the reference to related documents)<text:line-break/>-We just bounced ideas off of each other to see what we think would be best for what we need</text:span></text:p>
        </text:list-item>
        <text:list-item>
          <text:p text:style-name="P7"><text:span text:style-name="T2">Discussion<text:line-break/>-We talked about the advantages of moving the world around the character vs moving the character in the world. <text:s/>With the OpenGL platform we have decided to move the world around the character.<text:line-break/>-We decided that the background would be back just barely on the z axis so that it would never get in the way of the character and always be behind him/her by default.<text:line-break/>-AI collision dectection will be done on every update<text:line-break/>-Foreground objects collision detection will be done on every move of the character<text:line-break/>-The AI will have two lists (active and inactive)<text:line-break/>-There will be two obj lists besides the AI (foreground and background)<text:line-break/>-Collsioins will have to return two enums (one for isCollision – nothing / stand / jump and one for doDamage – 0/1/2/3)<text:line-break/>-foreground objects will be made up of square blocks next to eachother</text:span></text:p>
        </text:list-item>
      </text:list>
      <text:p text:style-name="P8"/>
      <text:list xml:id="list21460577" text:continue-numbering="true" text:style-name="WW8Num1">
        <text:list-item>
          <text:p text:style-name="P7"><text:span text:style-name="T2">Wrap up<text:line-break/>-We thought that all of the above information is good and will attempt to get the basic framework finished with all that in mind</text:span></text:p>
        </text:list-item>
      </text:list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SimSu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eeting Minutes – Rhinodog studios – Super Eastgate</dc:title>
    <meta:initial-creator>Michael LoVerme</meta:initial-creator>
    <meta:creation-date>2010-02-03T01:18:00</meta:creation-date>
    <dc:date>2010-02-03T01:34:26.63</dc:date>
    <meta:editing-cycles>2</meta:editing-cycles>
    <meta:editing-duration>PT00H13M00S</meta:editing-duration>
    <meta:document-statistic meta:table-count="0" meta:image-count="0" meta:object-count="0" meta:page-count="2" meta:paragraph-count="14" meta:word-count="266" meta:character-count="1486"/>
    <meta:generator>OpenOffice.org/3.1$Win32 OpenOffice.org_project/310m19$Build-9420</meta:generator>
  </office:meta>
</office:document-meta>
</file>